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baseEsqlQuery.getResultRow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ybaseEsqlQuery.SybaseEsqlQuery( final ResultSet result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baseEsqlQuery.getQuery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ybaseEsqlQuery.prepare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ybaseEsqlQuery.newInstance( ResultSet result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baseEsqlQuery.SybaseEsqlQuery( Connection connection , String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baseEsqlQuery.prepare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